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text-properties fo:font-weight="normal" style:font-weight-asian="normal" style:font-weight-complex="normal"/>
    </style:style>
    <style:style style:name="P5" style:family="paragraph" style:parent-style-name="Text_20_body" style:list-style-name="L3">
      <style:text-properties fo:font-weight="normal" style:font-weight-asian="normal" style:font-weight-complex="normal"/>
    </style:style>
    <style:style style:name="P6" style:family="paragraph" style:parent-style-name="Text_20_body" style:list-style-name="L4">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4">
      <style:text-properties fo:font-weight="bold" style:font-weight-asian="bold" style:font-weight-complex="bold"/>
    </style:style>
    <style:style style:name="P9" style:family="paragraph" style:parent-style-name="Standard">
      <style:paragraph-properties fo:padding="0.0291in" fo:border-left="none" fo:border-right="none" fo:border-top="none" fo:border-bottom="0.0138in solid #000000" style:join-border="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Notes from the last meeting</text:h>
      <text:p text:style-name="Standard">1: Quantitative metrics / assessment on:</text:p>
      <text:p text:style-name="Standard">1.1 Crowd moving on curved corridor/ straight, constant speed everybody:</text:p>
      <text:p text:style-name="Standard">- test 3 different speeds, 0.8, 1.2, 1.6</text:p>
      <text:p text:style-name="Standard">- two different models using ORCA/rds for every pedestrian and ORCA/RDS for the robot</text:p>
      <text:p text:style-name="Standard">- holonomic vs non-holonomic robot</text:p>
      <text:p text:style-name="Standard"/>
      <text:p text:style-name="Standard">1.2 with tracked human crowd used for cocktail party simulation with static pedestrians (5 cases)</text:p>
      <text:p text:style-name="Standard">- path deviation quantification</text:p>
      <text:p text:style-name="Standard"/>
      <text:p text:style-name="Standard">2; Qualitative assessment</text:p>
      <text:p text:style-name="Standard">highlight qualitative differences in the methods</text:p>
      <text:p text:style-name="Standard">- cornering</text:p>
      <text:p text:style-name="P9">- pushing</text:p>
      <text:h text:style-name="Heading_20_1" text:outline-level="1">Results</text:h>
      <text:h text:style-name="Heading_20_2" text:outline-level="2">1.1 Crowd in a curve</text:h>
      <text:list xml:id="list8901730389240036188" text:style-name="L2">
        <text:list-item>
          <text:p text:style-name="P2"><text:span text:style-name="T1">equal desired speed for robot and crowd</text:span></text:p>
          <text:list>
            <text:list-item>
              <text:p text:style-name="P2">robot uses RDS to respond to crowd motion from ORCA [RDS-ORCA]: <text:a xlink:type="simple" xlink:href="https://drive.google.com/open?id=1WCNfYnHVBgWEzX9Fy-oKHxPMrWY9ZZYM">https://drive.google.com/open?id=1WCNfYnHVBgWEzX9Fy-oKHxPMrWY9ZZYM</text:a></text:p>
            </text:list-item>
            <text:list-item>
              <text:p text:style-name="P2">robot uses ORCA to determine its velocity like every pedestrian [<text:span text:style-name="T2">ORCA-ORCA</text:span>]: <text:a xlink:type="simple" xlink:href="https://drive.google.com/open?id=1qWi3N4bJRjDkGci_20AletI0uPrxhSJm">https://drive.google.com/open?id=1qWi3N4bJRjDkGci_20AletI0uPrxhSJm</text:a></text:p>
            </text:list-item>
          </text:list>
        </text:list-item>
      </text:list>
      <text:list xml:id="list2324807869462537907" text:style-name="L1">
        <text:list-item>
          <text:p text:style-name="P1"><text:span text:style-name="T1">higher robot desired speed (1.3 times crowd speed)</text:span></text:p>
          <text:list>
            <text:list-item>
              <text:p text:style-name="P4">RDS-ORCA: <text:s text:c="93"/><text:a xlink:type="simple" xlink:href="https://drive.google.com/open?id=1BSGuMOuj5-efT4D0wv40XUBCywRzNYb6">https://drive.google.com/open?id=1BSGuMOuj5-efT4D0wv40XUBCywRzNYb6</text:a></text:p>
            </text:list-item>
            <text:list-item>
              <text:p text:style-name="P4">ORCA-ORCA: <text:s text:c="81"/><text:a xlink:type="simple" xlink:href="https://drive.google.com/open?id=1G93brt4IXoNP044lvyTH_YG0xjfmjx41">https://drive.google.com/open?id=1G93brt4IXoNP044lvyTH_YG0xjfmjx41</text:a></text:p>
            </text:list-item>
          </text:list>
        </text:list-item>
        <text:list-item>
          <text:p text:style-name="P1"><text:span text:style-name="T1">lower robot desired speed (0.7 times crowd speed)</text:span></text:p>
          <text:list>
            <text:list-item>
              <text:p text:style-name="P4">RDS-ORCA: <text:s text:c="91"/><text:a xlink:type="simple" xlink:href="https://drive.google.com/open?id=1ZpALGXRThnNB0a4YjTm2fBjESLyT5sSm">https://drive.google.com/open?id=1ZpALGXRThnNB0a4YjTm2fBjESLyT5sSm</text:a></text:p>
            </text:list-item>
            <text:list-item>
              <text:p text:style-name="P4">ORCA-ORCA: <text:s text:c="73"/><text:a xlink:type="simple" xlink:href="https://drive.google.com/open?id=1wcPyqmxITeCZnM7OTq8L2krQRLvb3jAl">https://drive.google.com/open?id=1wcPyqmxITeCZnM7OTq8L2krQRLvb3jAl</text:a></text:p>
            </text:list-item>
          </text:list>
        </text:list-item>
      </text:list>
      <text:h text:style-name="Heading_20_2" text:outline-level="2">1.2 Crowd following real-world motion recordings</text:h>
      <text:p text:style-name="Text_20_body">The robot replaces one pedestrian and follows its trajectory, either using RDS or ORCA. The quantitative evaluation generates 100 different cases by replacing in each case a different pedestrian by <text:soft-page-break/>the robot. For each case, the robot's original path deviation is computed as the temporal average of the distance between the robot's target and actual location and this number's average over all cases is reported for both control modes RDS-ORCA and ORCA-ORCA. It follows below this result and videos of three selected cases.</text:p>
      <text:p text:style-name="P7">Robot original path deviation <text:span text:style-name="T2">(average over 100 cases)</text:span></text:p>
      <text:list xml:id="list3805400472220006890" text:style-name="L3">
        <text:list-item>
          <text:p text:style-name="P5">RDS-ORCA:<text:tab/><text:tab/>0.97 m</text:p>
        </text:list-item>
        <text:list-item>
          <text:p text:style-name="P5">ORCA-ORCA: <text:tab/>1.45 m</text:p>
        </text:list-item>
      </text:list>
      <text:p text:style-name="P7">Example cases</text:p>
      <text:p text:style-name="P3">The red path traces the original pedestrian location, and the white path traces the robot. The straight white lines connect for each agent its target and actual location.</text:p>
      <text:list xml:id="list745672266721801177" text:style-name="L4">
        <text:list-item>
          <text:p text:style-name="P8">A)</text:p>
          <text:list>
            <text:list-item>
              <text:p text:style-name="P6">RDS-ORCA: <text:s text:c="91"/><text:a xlink:type="simple" xlink:href="https://drive.google.com/open?id=1jS_68-Vk5f7zJpf2zyfb-HxY1taij67Z">https://drive.google.com/open?id=1jS_68-Vk5f7zJpf2zyfb-HxY1taij67Z</text:a></text:p>
            </text:list-item>
            <text:list-item>
              <text:p text:style-name="P6">ORCA-ORCA: <text:s text:c="75"/><text:a xlink:type="simple" xlink:href="https://drive.google.com/open?id=1Y_d65Y7D-aNZ9nVboEJTIZBxDyNXUxrK">https://drive.google.com/open?id=1Y_d65Y7D-aNZ9nVboEJTIZBxDyNXUxrK</text:a></text:p>
            </text:list-item>
          </text:list>
        </text:list-item>
        <text:list-item>
          <text:p text:style-name="P8">B)</text:p>
          <text:list>
            <text:list-item>
              <text:p text:style-name="P6">RDS-ORCA: <text:s text:c="91"/><text:a xlink:type="simple" xlink:href="https://drive.google.com/open?id=14Z2j9PtfXdvQogoTs-tU3pcDIinjS9KO">https://drive.google.com/open?id=14Z2j9PtfXdvQogoTs-tU3pcDIinjS9KO</text:a></text:p>
            </text:list-item>
            <text:list-item>
              <text:p text:style-name="P6">ORCA-ORCA: <text:s text:c="82"/><text:a xlink:type="simple" xlink:href="https://drive.google.com/open?id=1mupKW8weZBMcPvMNa8N4DITs6LInSrux">https://drive.google.com/open?id=1mupKW8weZBMcPvMNa8N4DITs6LInSrux</text:a></text:p>
            </text:list-item>
          </text:list>
        </text:list-item>
        <text:list-item>
          <text:p text:style-name="P8">C)</text:p>
          <text:list>
            <text:list-item>
              <text:p text:style-name="P6">RDS-ORCA: <text:s text:c="86"/><text:a xlink:type="simple" xlink:href="https://drive.google.com/open?id=1k1UECiRnWwCAY4YIgKlSX4KQ_0MMRnbt">https://drive.google.com/open?id=1k1UECiRnWwCAY4YIgKlSX4KQ_0MMRnbt</text:a></text:p>
            </text:list-item>
            <text:list-item>
              <text:p text:style-name="P6">ORCA-ORCA: <text:s text:c="91"/><text:a xlink:type="simple" xlink:href="https://drive.google.com/open?id=1MJbNMZteRC7M4llduVucoZf84ux7rfQw">https://drive.google.com/open?id=1MJbNMZteRC7M4llduVucoZf84ux7rfQw</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5:25:53.595141345</meta:creation-date>
    <dc:date>2020-04-08T18:10:30</dc:date>
    <meta:editing-duration>PT1H22M12S</meta:editing-duration>
    <meta:editing-cycles>8</meta:editing-cycles>
    <meta:generator>OpenOffice/4.0.0$Unix OpenOffice.org_project/400m3$Build-9702</meta:generator>
    <dc:creator>David Gonon</dc:creator>
    <meta:document-statistic meta:table-count="0" meta:image-count="0" meta:object-count="0" meta:page-count="2" meta:paragraph-count="39" meta:word-count="309" meta:character-count="3445"/>
  </office:meta>
</office:document-meta>
</file>